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043cm"/>
    </style:style>
    <style:style style:name="Tabla2.B" style:family="table-column">
      <style:table-column-properties style:column-width="13.97cm"/>
    </style:style>
    <style:style style:name="Tabla2.A1" style:family="table-cell" style:data-style-name="N10100">
      <style:table-cell-properties style:vertical-align="" fo:background-color="#e6e6ff" fo:padding="0cm" fo:border="none" style:writing-mode="page">
        <style:background-image/>
      </style:table-cell-properties>
    </style:style>
    <style:style style:name="Tabla2.B1" style:family="table-cell" style:data-style-name="N10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2.A4" style:family="table-cell" style:data-style-name="N10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la2.B4" style:family="table-cell" style:data-style-name="N10000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043cm"/>
    </style:style>
    <style:style style:name="Tabla1.B" style:family="table-column">
      <style:table-column-properties style:column-width="13.97cm"/>
    </style:style>
    <style:style style:name="Tabla1.A1" style:family="table-cell" style:data-style-name="N10100">
      <style:table-cell-properties style:vertical-align="" fo:background-color="#e6e6ff" fo:padding="0cm" fo:border="none" style:writing-mode="page">
        <style:background-image/>
      </style:table-cell-properties>
    </style:style>
    <style:style style:name="Tabla1.B1" style:family="table-cell" style:data-style-name="N10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1.A3" style:family="table-cell" style:data-style-name="N10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la1.B3" style:family="table-cell" style:data-style-name="N10000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3.069cm"/>
    </style:style>
    <style:style style:name="Tabla3.B" style:family="table-column">
      <style:table-column-properties style:column-width="13.944cm"/>
    </style:style>
    <style:style style:name="Tabla3.A1" style:family="table-cell" style:data-style-name="N10100">
      <style:table-cell-properties style:vertical-align="" fo:background-color="#e6e6ff" fo:padding="0cm" fo:border="none" style:writing-mode="page">
        <style:background-image/>
      </style:table-cell-properties>
    </style:style>
    <style:style style:name="Tabla3.B1" style:family="table-cell" style:data-style-name="N10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la3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3.3" style:family="table-row">
      <style:table-row-properties style:min-row-height="0.011cm"/>
    </style:style>
    <style:style style:name="Tabla3.B3" style:family="table-cell" style:data-style-name="N10000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3.A4" style:family="table-cell" style:data-style-name="N10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la3.B4" style:family="table-cell" style:data-style-name="N10000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3.043cm"/>
    </style:style>
    <style:style style:name="Tabla5.B" style:family="table-column">
      <style:table-column-properties style:column-width="13.97cm"/>
    </style:style>
    <style:style style:name="Tabla5.A1" style:family="table-cell" style:data-style-name="N10100">
      <style:table-cell-properties style:vertical-align="" fo:background-color="#e6e6ff" fo:padding="0cm" fo:border="none" style:writing-mode="page">
        <style:background-image/>
      </style:table-cell-properties>
    </style:style>
    <style:style style:name="Tabla5.B1" style:family="table-cell" style:data-style-name="N10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la5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5.B3" style:family="table-cell" style:data-style-name="N10000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5.A4" style:family="table-cell" style:data-style-name="N10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la5.B4" style:family="table-cell" style:data-style-name="N10000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la8" style:family="table">
      <style:table-properties style:width="13.917cm" table:align="left"/>
    </style:style>
    <style:style style:name="Tabla8.A" style:family="table-column">
      <style:table-column-properties style:column-width="3.201cm"/>
    </style:style>
    <style:style style:name="Tabla8.B" style:family="table-column">
      <style:table-column-properties style:column-width="10.716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3.944cm" table:align="margins"/>
    </style:style>
    <style:style style:name="Tabla9.A" style:family="table-column">
      <style:table-column-properties style:column-width="1.561cm" style:rel-column-width="885*"/>
    </style:style>
    <style:style style:name="Tabla9.B" style:family="table-column">
      <style:table-column-properties style:column-width="12.383cm" style:rel-column-width="7020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3.97cm" table:align="margins"/>
    </style:style>
    <style:style style:name="Tabla11.A" style:family="table-column">
      <style:table-column-properties style:column-width="1.561cm" style:rel-column-width="885*"/>
    </style:style>
    <style:style style:name="Tabla11.B" style:family="table-column">
      <style:table-column-properties style:column-width="12.409cm" style:rel-column-width="7035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3.97cm" table:align="margins"/>
    </style:style>
    <style:style style:name="Tabla12.A" style:family="table-column">
      <style:table-column-properties style:column-width="1.535cm" style:rel-column-width="870*"/>
    </style:style>
    <style:style style:name="Tabla12.B" style:family="table-column">
      <style:table-column-properties style:column-width="12.435cm" style:rel-column-width="7050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3.97cm" table:align="margins"/>
    </style:style>
    <style:style style:name="Tabla13.A" style:family="table-column">
      <style:table-column-properties style:column-width="3.201cm" style:rel-column-width="1815*"/>
    </style:style>
    <style:style style:name="Tabla13.B" style:family="table-column">
      <style:table-column-properties style:column-width="10.769cm" style:rel-column-width="6105*"/>
    </style:style>
    <style:style style:name="Tabla13.1" style:family="table-row">
      <style:table-row-properties style:min-row-height="2.196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4" style:family="table">
      <style:table-properties style:width="13.97cm" table:align="margins"/>
    </style:style>
    <style:style style:name="Tabla14.A" style:family="table-column">
      <style:table-column-properties style:column-width="1.535cm" style:rel-column-width="870*"/>
    </style:style>
    <style:style style:name="Tabla14.B" style:family="table-column">
      <style:table-column-properties style:column-width="12.435cm" style:rel-column-width="7050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2.99cm"/>
    </style:style>
    <style:style style:name="Tabla4.B" style:family="table-column">
      <style:table-column-properties style:column-width="14.023cm"/>
    </style:style>
    <style:style style:name="Tabla4.A1" style:family="table-cell" style:data-style-name="N10100">
      <style:table-cell-properties style:vertical-align="" fo:background-color="#e6e6ff" fo:padding="0cm" fo:border="none" style:writing-mode="page">
        <style:background-image/>
      </style:table-cell-properties>
    </style:style>
    <style:style style:name="Tabla4.B1" style:family="table-cell" style:data-style-name="N10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la4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4.A3" style:family="table-cell" style:data-style-name="N10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la4.B3" style:family="table-cell" style:data-style-name="N10000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la10" style:family="table">
      <style:table-properties style:width="14.023cm" table:align="margins"/>
    </style:style>
    <style:style style:name="Tabla10.A" style:family="table-column">
      <style:table-column-properties style:column-width="1.614cm" style:rel-column-width="915*"/>
    </style:style>
    <style:style style:name="Tabla10.B" style:family="table-column">
      <style:table-column-properties style:column-width="12.409cm" style:rel-column-width="7035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013cm" fo:margin-left="0cm" table:align="left"/>
    </style:style>
    <style:style style:name="Tabla15.A" style:family="table-column">
      <style:table-column-properties style:column-width="2.99cm"/>
    </style:style>
    <style:style style:name="Tabla15.B" style:family="table-column">
      <style:table-column-properties style:column-width="14.023cm"/>
    </style:style>
    <style:style style:name="Tabla15.A1" style:family="table-cell" style:data-style-name="N10100">
      <style:table-cell-properties style:vertical-align="" fo:background-color="#e6e6ff" fo:padding="0cm" fo:border="none" style:writing-mode="page">
        <style:background-image/>
      </style:table-cell-properties>
    </style:style>
    <style:style style:name="Tabla15.B1" style:family="table-cell" style:data-style-name="N10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la15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15.A3" style:family="table-cell" style:data-style-name="N10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la15.B3" style:family="table-cell" style:data-style-name="N10000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la16" style:family="table">
      <style:table-properties style:width="14.023cm" table:align="margins"/>
    </style:style>
    <style:style style:name="Tabla16.A" style:family="table-column">
      <style:table-column-properties style:column-width="1.614cm" style:rel-column-width="915*"/>
    </style:style>
    <style:style style:name="Tabla16.B" style:family="table-column">
      <style:table-column-properties style:column-width="12.409cm" style:rel-column-width="7035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013cm" fo:margin-left="0cm" table:align="left"/>
    </style:style>
    <style:style style:name="Tabla17.A" style:family="table-column">
      <style:table-column-properties style:column-width="3.043cm"/>
    </style:style>
    <style:style style:name="Tabla17.B" style:family="table-column">
      <style:table-column-properties style:column-width="13.97cm"/>
    </style:style>
    <style:style style:name="Tabla17.A1" style:family="table-cell" style:data-style-name="N10100">
      <style:table-cell-properties style:vertical-align="" fo:background-color="#e6e6ff" fo:padding="0cm" fo:border="none" style:writing-mode="page">
        <style:background-image/>
      </style:table-cell-properties>
    </style:style>
    <style:style style:name="Tabla17.B1" style:family="table-cell" style:data-style-name="N10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la17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17.B3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17.A4" style:family="table-cell" style:data-style-name="N10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la17.B4" style:family="table-cell" style:data-style-name="N10000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la18" style:family="table">
      <style:table-properties style:width="13.97cm" table:align="margins"/>
    </style:style>
    <style:style style:name="Tabla18.A" style:family="table-column">
      <style:table-column-properties style:column-width="1.535cm" style:rel-column-width="870*"/>
    </style:style>
    <style:style style:name="Tabla18.B" style:family="table-column">
      <style:table-column-properties style:column-width="12.435cm" style:rel-column-width="7050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013cm" fo:margin-left="0cm" table:align="left"/>
    </style:style>
    <style:style style:name="Tabla19.A" style:family="table-column">
      <style:table-column-properties style:column-width="3.043cm"/>
    </style:style>
    <style:style style:name="Tabla19.B" style:family="table-column">
      <style:table-column-properties style:column-width="13.97cm"/>
    </style:style>
    <style:style style:name="Tabla19.A1" style:family="table-cell" style:data-style-name="N10100">
      <style:table-cell-properties style:vertical-align="" fo:background-color="#e6e6ff" fo:padding="0cm" fo:border="none" style:writing-mode="page">
        <style:background-image/>
      </style:table-cell-properties>
    </style:style>
    <style:style style:name="Tabla19.B1" style:family="table-cell" style:data-style-name="N10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la19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19.A3" style:family="table-cell" style:data-style-name="N10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la19.B3" style:family="table-cell" style:data-style-name="N10000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la20" style:family="table">
      <style:table-properties style:width="13.97cm" table:align="margins"/>
    </style:style>
    <style:style style:name="Tabla20.A" style:family="table-column">
      <style:table-column-properties style:column-width="1.561cm" style:rel-column-width="885*"/>
    </style:style>
    <style:style style:name="Tabla20.B" style:family="table-column">
      <style:table-column-properties style:column-width="12.409cm" style:rel-column-width="7035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013cm" fo:margin-left="0cm" table:align="left"/>
    </style:style>
    <style:style style:name="Tabla21.A" style:family="table-column">
      <style:table-column-properties style:column-width="3.043cm"/>
    </style:style>
    <style:style style:name="Tabla21.B" style:family="table-column">
      <style:table-column-properties style:column-width="13.97cm"/>
    </style:style>
    <style:style style:name="Tabla21.A1" style:family="table-cell" style:data-style-name="N10100">
      <style:table-cell-properties style:vertical-align="" fo:background-color="#e6e6ff" fo:padding="0cm" fo:border="none" style:writing-mode="page">
        <style:background-image/>
      </style:table-cell-properties>
    </style:style>
    <style:style style:name="Tabla21.B1" style:family="table-cell" style:data-style-name="N10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la21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21.B3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21.A4" style:family="table-cell" style:data-style-name="N10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la21.B4" style:family="table-cell" style:data-style-name="N10000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la22" style:family="table">
      <style:table-properties style:width="13.97cm" table:align="margins"/>
    </style:style>
    <style:style style:name="Tabla22.A" style:family="table-column">
      <style:table-column-properties style:column-width="1.535cm" style:rel-column-width="870*"/>
    </style:style>
    <style:style style:name="Tabla22.B" style:family="table-column">
      <style:table-column-properties style:column-width="12.435cm" style:rel-column-width="7050*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013cm" fo:margin-left="0cm" table:align="left"/>
    </style:style>
    <style:style style:name="Tabla23.A" style:family="table-column">
      <style:table-column-properties style:column-width="3.069cm"/>
    </style:style>
    <style:style style:name="Tabla23.B" style:family="table-column">
      <style:table-column-properties style:column-width="13.944cm"/>
    </style:style>
    <style:style style:name="Tabla23.A1" style:family="table-cell" style:data-style-name="N10100">
      <style:table-cell-properties style:vertical-align="" fo:background-color="#e6e6ff" fo:padding="0cm" fo:border="none" style:writing-mode="page">
        <style:background-image/>
      </style:table-cell-properties>
    </style:style>
    <style:style style:name="Tabla23.B1" style:family="table-cell" style:data-style-name="N10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la23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23.A3" style:family="table-cell" style:data-style-name="N10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la23.B3" style:family="table-cell" style:data-style-name="N10000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la25" style:family="table">
      <style:table-properties style:width="13.944cm" table:align="margins"/>
    </style:style>
    <style:style style:name="Tabla25.A" style:family="table-column">
      <style:table-column-properties style:column-width="1.561cm" style:rel-column-width="885*"/>
    </style:style>
    <style:style style:name="Tabla25.B" style:family="table-column">
      <style:table-column-properties style:column-width="12.383cm" style:rel-column-width="7020*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013cm" fo:margin-left="0cm" table:align="left"/>
    </style:style>
    <style:style style:name="Tabla24.A" style:family="table-column">
      <style:table-column-properties style:column-width="3.043cm"/>
    </style:style>
    <style:style style:name="Tabla24.B" style:family="table-column">
      <style:table-column-properties style:column-width="13.97cm"/>
    </style:style>
    <style:style style:name="Tabla24.A1" style:family="table-cell" style:data-style-name="N10100">
      <style:table-cell-properties style:vertical-align="" fo:background-color="#e6e6ff" fo:padding="0cm" fo:border="none" style:writing-mode="page">
        <style:background-image/>
      </style:table-cell-properties>
    </style:style>
    <style:style style:name="Tabla24.B1" style:family="table-cell" style:data-style-name="N10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la24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24.B3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24.A4" style:family="table-cell" style:data-style-name="N10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la24.B4" style:family="table-cell" style:data-style-name="N10000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la26" style:family="table">
      <style:table-properties style:width="13.97cm" table:align="margins"/>
    </style:style>
    <style:style style:name="Tabla26.A" style:family="table-column">
      <style:table-column-properties style:column-width="1.535cm" style:rel-column-width="870*"/>
    </style:style>
    <style:style style:name="Tabla26.B" style:family="table-column">
      <style:table-column-properties style:column-width="12.435cm" style:rel-column-width="7050*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9f886"/>
    </style:style>
    <style:style style:name="P2" style:family="paragraph" style:parent-style-name="Standard">
      <style:text-properties officeooo:paragraph-rsid="000bd6db"/>
    </style:style>
    <style:style style:name="P3" style:family="paragraph" style:parent-style-name="Standard">
      <style:text-properties officeooo:paragraph-rsid="000edb1e"/>
    </style:style>
    <style:style style:name="P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paragraph-rsid="000b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Heading">
      <style:paragraph-properties fo:margin-left="0.185cm" fo:margin-right="0cm" fo:text-align="start" style:justify-single-word="false" fo:text-indent="0cm" style:auto-text-indent="false"/>
      <style:text-properties fo:font-style="normal" style:font-style-asian="normal" style:font-style-complex="normal"/>
    </style:style>
    <style:style style:name="P6" style:family="paragraph" style:parent-style-name="Table_20_Heading">
      <style:paragraph-properties fo:margin-left="0.185cm" fo:margin-right="0cm" fo:text-align="start" style:justify-single-word="false" fo:text-indent="0cm" style:auto-text-indent="false"/>
      <style:text-properties fo:font-style="normal" officeooo:paragraph-rsid="000bd6db" style:font-style-asian="normal" style:font-style-complex="normal"/>
    </style:style>
    <style:style style:name="P7" style:family="paragraph" style:parent-style-name="Table_20_Heading">
      <style:paragraph-properties fo:margin-left="0.185cm" fo:margin-right="0cm" fo:text-align="start" style:justify-single-word="false" fo:text-indent="0cm" style:auto-text-indent="false"/>
      <style:text-properties fo:font-style="normal" officeooo:paragraph-rsid="000d551d" style:font-style-asian="normal" style:font-style-complex="normal"/>
    </style:style>
    <style:style style:name="P8" style:family="paragraph" style:parent-style-name="Table_20_Heading">
      <style:paragraph-properties fo:margin-left="0.185cm" fo:margin-right="0cm" fo:text-align="start" style:justify-single-word="false" fo:text-indent="0cm" style:auto-text-indent="false"/>
      <style:text-properties fo:font-style="normal" officeooo:paragraph-rsid="000edb1e" style:font-style-asian="normal" style:font-style-complex="normal"/>
    </style:style>
    <style:style style:name="P9" style:family="paragraph" style:parent-style-name="Table_20_Heading">
      <style:paragraph-properties fo:margin-left="0.185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paragraph-rsid="000b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Heading">
      <style:paragraph-properties fo:margin-left="0.185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paragraph-rsid="000edb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Heading">
      <style:paragraph-properties fo:margin-left="0.132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paragraph-rsid="000b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margin-left="0.132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paragraph-rsid="000edb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Heading">
      <style:paragraph-properties fo:margin-left="0.159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paragraph-rsid="000b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Heading">
      <style:paragraph-properties fo:margin-left="0.159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paragraph-rsid="000edb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Heading">
      <style:paragraph-properties fo:margin-left="0.212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paragraph-rsid="000b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Heading">
      <style:paragraph-properties fo:margin-left="0.212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paragraph-rsid="000edb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Heading">
      <style:paragraph-properties fo:margin-left="0.238cm" fo:margin-right="0cm" fo:text-align="start" style:justify-single-word="false" fo:text-indent="0cm" style:auto-text-indent="false">
        <style:tab-stops>
          <style:tab-stop style:position="0.238cm"/>
        </style:tab-stops>
      </style:paragraph-properties>
      <style:text-properties fo:color="#000000" style:text-outline="false" style:text-line-through-style="none" style:font-name="Thorndale" fo:font-size="12pt" fo:font-style="normal" fo:text-shadow="none" style:text-underline-style="none" fo:font-weight="bold" officeooo:paragraph-rsid="000b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Heading">
      <style:paragraph-properties fo:margin-left="0.265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paragraph-rsid="000b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paragraph-rsid="000b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font-name="Thorndale" fo:font-size="12pt" officeooo:paragraph-rsid="000bd6db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horndale" fo:font-size="12pt" officeooo:paragraph-rsid="000cc0e5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horndale" fo:font-size="12pt" officeooo:paragraph-rsid="000d551d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horndale" fo:font-size="12pt" officeooo:paragraph-rsid="000edb1e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Thorndale" fo:font-size="12pt" officeooo:paragraph-rsid="000bd6db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horndale" fo:font-size="12pt" officeooo:paragraph-rsid="000cc0e5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horndale" fo:font-size="12pt" officeooo:paragraph-rsid="000d551d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horndale" fo:font-size="12pt" officeooo:paragraph-rsid="000edb1e" style:font-size-asian="12pt" style:font-size-complex="12pt"/>
    </style:style>
    <style:style style:name="P28" style:family="paragraph" style:parent-style-name="Table_20_Contents">
      <style:paragraph-properties fo:margin-left="0.185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paragraph-rsid="000bd6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left="0.185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paragraph-rsid="000d55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left="0.185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paragraph-rsid="000edb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left="0.185cm" fo:margin-right="0cm" fo:text-align="center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margin-left="0.185cm" fo:margin-right="0cm" fo:text-align="center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paragraph-rsid="000bd6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margin-left="0.185cm" fo:margin-right="0cm" fo:text-align="center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paragraph-rsid="000d55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margin-left="0.185cm" fo:margin-right="0cm" fo:text-align="center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paragraph-rsid="000edb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margin-left="0.185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paragraph-rsid="000b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margin-left="0.185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paragraph-rsid="000edb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paragraph-rsid="000bd6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paragraph-rsid="000edb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margin-left="0.132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paragraph-rsid="000b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margin-left="0.132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paragraph-rsid="000edb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margin-left="0.159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paragraph-rsid="000b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margin-left="0.159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paragraph-rsid="000edb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margin-left="0.212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paragraph-rsid="000b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margin-left="0.212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paragraph-rsid="000edb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margin-left="0.238cm" fo:margin-right="0cm" fo:text-align="start" style:justify-single-word="false" fo:text-indent="0cm" style:auto-text-indent="false">
        <style:tab-stops>
          <style:tab-stop style:position="0.238cm"/>
        </style:tab-stops>
      </style:paragraph-properties>
      <style:text-properties fo:color="#000000" style:text-outline="false" style:text-line-through-style="none" style:font-name="Thorndale" fo:font-size="12pt" fo:font-style="normal" fo:text-shadow="none" style:text-underline-style="none" fo:font-weight="bold" officeooo:paragraph-rsid="000b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margin-left="0.238cm" fo:margin-right="0cm" fo:text-align="start" style:justify-single-word="false" fo:text-indent="0cm" style:auto-text-indent="false">
        <style:tab-stops>
          <style:tab-stop style:position="0.238cm"/>
        </style:tab-stops>
      </style:paragraph-properties>
      <style:text-properties fo:color="#000000" style:text-outline="false" style:text-line-through-style="none" style:font-name="Thorndale" fo:font-size="12pt" fo:font-style="normal" fo:text-shadow="none" style:text-underline-style="none" fo:font-weight="bold" officeooo:paragraph-rsid="000d55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margin-left="0.265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paragraph-rsid="000b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9f88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551d" style:font-weight-asian="bold" style:font-weight-complex="bold"/>
    </style:style>
    <style:style style:name="T4" style:family="text">
      <style:text-properties fo:font-weight="bold" officeooo:rsid="000edb1e" style:font-weight-asian="bold" style:font-weight-complex="bold"/>
    </style:style>
    <style:style style:name="T5" style:family="text">
      <style:text-properties officeooo:rsid="000bd6d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cc0e5"/>
    </style:style>
    <style:style style:name="T8" style:family="text">
      <style:text-properties officeooo:rsid="000d551d"/>
    </style:style>
    <style:style style:name="T9" style:family="text">
      <style:text-properties style:text-underline-style="solid" style:text-underline-width="auto" style:text-underline-color="font-color" officeooo:rsid="000d551d"/>
    </style:style>
    <style:style style:name="T10" style:family="text">
      <style:text-properties officeooo:rsid="000edb1e"/>
    </style:style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float" office:value="0">
            <text:p text:style-name="P16"><text:span text:style-name="T5">URI</text:span></text:p>
          </table:table-cell>
          <table:table-cell table:style-name="Tabla15.B1" office:value-type="float" office:value="0">
            <text:p text:style-name="P8"><text:span text:style-name="T6">http://localhost:8080/SOSCalendar/webresources</text:span><text:span text:style-name="T2">/</text:span><text:span text:style-name="T4">calendars</text:span>/{id_usu}/{id_<text:span text:style-name="T10">calen</text:span>}</text:p>
          </table:table-cell>
        </table:table-row>
        <table:table-row>
          <table:table-cell table:style-name="Tabla15.A1" office:value-type="float" office:value="0">
            <text:p text:style-name="P44"><text:span text:style-name="T5">Método</text:span></text:p>
          </table:table-cell>
          <table:table-cell table:style-name="Tabla15.B2" office:value-type="string">
            <text:p text:style-name="P30"><text:span text:style-name="T8">GET</text:span></text:p>
          </table:table-cell>
        </table:table-row>
        <table:table-row>
          <table:table-cell table:style-name="Tabla15.A3" office:value-type="float" office:value="0">
            <text:p text:style-name="P44"><text:span text:style-name="T5">Devuelve</text:span></text:p>
          </table:table-cell>
          <table:table-cell table:style-name="Tabla15.B3" office:value-type="float" office:value="0">
            <table:table table:name="Tabla16" table:style-name="Tabla16">
              <table:table-column table:style-name="Tabla16.A"/>
              <table:table-column table:style-name="Tabla16.B"/>
              <table:table-row>
                <table:table-cell table:style-name="Tabla16.A1" office:value-type="string">
                  <text:p text:style-name="P23"><text:span text:style-name="T8">200</text:span></text:p>
                </table:table-cell>
                <table:table-cell table:style-name="Tabla16.B1" office:value-type="string">
                  <text:p text:style-name="P23"><text:span text:style-name="T7">OK + {{{{DATOS}}}}}</text:span></text:p>
                </table:table-cell>
              </table:table-row>
              <table:table-row>
                <table:table-cell table:style-name="Tabla16.A2" office:value-type="string">
                  <text:p text:style-name="P23"><text:span text:style-name="T8">404</text:span></text:p>
                </table:table-cell>
                <table:table-cell table:style-name="Tabla16.B2" office:value-type="string">
                  <text:p text:style-name="P23"><text:span text:style-name="T7">Not found (si no existe el usuario </text:span><text:span text:style-name="T10">o calendario</text:span><text:span text:style-name="T8">)</text:span></text:p>
                </table:table-cell>
              </table:table-row>
            </table:table>
            <text:p text:style-name="P38"/>
          </table:table-cell>
        </table:table-row>
      </table:table>
      <text:p text:style-name="P3"/>
      <text:p text:style-name="P3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float" office:value="0">
            <text:p text:style-name="P12"><text:span text:style-name="T5">URI</text:span></text:p>
          </table:table-cell>
          <table:table-cell table:style-name="Tabla17.B1" office:value-type="float" office:value="0">
            <text:p text:style-name="P8"><text:span text:style-name="T6">http://localhost:8080/SOSCalendar/webresources</text:span><text:span text:style-name="T2">/</text:span><text:span text:style-name="T4">calendars</text:span>/{id_usu}/{id_date}</text:p>
          </table:table-cell>
        </table:table-row>
        <table:table-row>
          <table:table-cell table:style-name="Tabla17.A1" office:value-type="float" office:value="0">
            <text:p text:style-name="P40"><text:span text:style-name="T5">Método</text:span></text:p>
          </table:table-cell>
          <table:table-cell table:style-name="Tabla17.B2" office:value-type="string">
            <text:p text:style-name="P30"><text:span text:style-name="T5">PUT</text:span></text:p>
          </table:table-cell>
        </table:table-row>
        <table:table-row>
          <table:table-cell table:style-name="Tabla17.A1" office:value-type="float" office:value="0">
            <text:p text:style-name="P40"><text:span text:style-name="T5">Cuerpo petición</text:span></text:p>
          </table:table-cell>
          <table:table-cell table:style-name="Tabla17.B3" office:value-type="string">
            <text:p text:style-name="P34"><text:span text:style-name="T8">{{{DATOS}}}}</text:span></text:p>
          </table:table-cell>
        </table:table-row>
        <table:table-row>
          <table:table-cell table:style-name="Tabla17.A4" office:value-type="float" office:value="0">
            <text:p text:style-name="P40"><text:span text:style-name="T5">Devuelve</text:span></text:p>
          </table:table-cell>
          <table:table-cell table:style-name="Tabla17.B4" office:value-type="float" office:value="0">
            <table:table table:name="Tabla18" table:style-name="Tabla18">
              <table:table-column table:style-name="Tabla18.A"/>
              <table:table-column table:style-name="Tabla18.B"/>
              <table:table-row>
                <table:table-cell table:style-name="Tabla18.A1" office:value-type="string">
                  <text:p text:style-name="P23"><text:span text:style-name="T8">200</text:span></text:p>
                </table:table-cell>
                <table:table-cell table:style-name="Tabla18.B1" office:value-type="string">
                  <text:p text:style-name="P23"><text:span text:style-name="T7">OK</text:span></text:p>
                </table:table-cell>
              </table:table-row>
              <table:table-row>
                <table:table-cell table:style-name="Tabla18.A2" office:value-type="string">
                  <text:p text:style-name="P23"><text:span text:style-name="T8">404</text:span></text:p>
                </table:table-cell>
                <table:table-cell table:style-name="Tabla18.B2" office:value-type="string">
                  <text:p text:style-name="P23"><text:span text:style-name="T7">Not found (si no existe el usuario </text:span><text:span text:style-name="T8">o </text:span><text:span text:style-name="T10">calendario</text:span><text:span text:style-name="T8">)</text:span></text:p>
                </table:table-cell>
              </table:table-row>
            </table:table>
            <text:p text:style-name="P34"/>
          </table:table-cell>
        </table:table-row>
      </table:table>
      <text:p text:style-name="P3"><text:span text:style-name="T1"/></text:p>
      <text:p text:style-name="P3"><text:span text:style-name="T1"/>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float" office:value="0">
            <text:p text:style-name="P14"><text:span text:style-name="T5">URI</text:span></text:p>
          </table:table-cell>
          <table:table-cell table:style-name="Tabla19.B1" office:value-type="float" office:value="0">
            <text:p text:style-name="P8"><text:span text:style-name="T6">http://localhost:8080/SOSCalendar/webresources</text:span><text:span text:style-name="T2">/</text:span><text:span text:style-name="T4">calendars</text:span>/{id_usu}/{id_date}</text:p>
          </table:table-cell>
        </table:table-row>
        <table:table-row>
          <table:table-cell table:style-name="Tabla19.A1" office:value-type="float" office:value="0">
            <text:p text:style-name="P42"><text:span text:style-name="T5">Método</text:span></text:p>
          </table:table-cell>
          <table:table-cell table:style-name="Tabla19.B2" office:value-type="string">
            <text:p text:style-name="P30"><text:span text:style-name="T5">DELETE</text:span></text:p>
          </table:table-cell>
        </table:table-row>
        <table:table-row>
          <table:table-cell table:style-name="Tabla19.A3" office:value-type="float" office:value="0">
            <text:p text:style-name="P42"><text:span text:style-name="T5">Devuelve</text:span></text:p>
          </table:table-cell>
          <table:table-cell table:style-name="Tabla19.B3" office:value-type="float" office:value="0">
            <table:table table:name="Tabla20" table:style-name="Tabla20">
              <table:table-column table:style-name="Tabla20.A"/>
              <table:table-column table:style-name="Tabla20.B"/>
              <table:table-row>
                <table:table-cell table:style-name="Tabla20.A1" office:value-type="string">
                  <text:p text:style-name="P23"><text:span text:style-name="T8">200</text:span></text:p>
                </table:table-cell>
                <table:table-cell table:style-name="Tabla20.B1" office:value-type="string">
                  <text:p text:style-name="P23"><text:span text:style-name="T7">OK</text:span></text:p>
                </table:table-cell>
              </table:table-row>
              <table:table-row>
                <table:table-cell table:style-name="Tabla20.A2" office:value-type="string">
                  <text:p text:style-name="P23"><text:span text:style-name="T8">404</text:span></text:p>
                </table:table-cell>
                <table:table-cell table:style-name="Tabla20.B2" office:value-type="string">
                  <text:p text:style-name="P23"><text:span text:style-name="T7">Not found (si no existe el usuario </text:span><text:span text:style-name="T8">o </text:span><text:span text:style-name="T10">calendario</text:span><text:span text:style-name="T8">, puede haber sido ya </text:span><text:span text:style-name="T10">borrado</text:span><text:span text:style-name="T8">)</text:span></text:p>
                </table:table-cell>
              </table:table-row>
            </table:table>
            <text:p text:style-name="P34"/>
          </table:table-cell>
        </table:table-row>
      </table:table>
      <text:p text:style-name="P3"/>
      <text:p text:style-name="P3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float" office:value="0">
            <text:p text:style-name="P12"><text:span text:style-name="T5">URI</text:span></text:p>
          </table:table-cell>
          <table:table-cell table:style-name="Tabla21.B1" office:value-type="float" office:value="0">
            <text:p text:style-name="P8"><text:span text:style-name="T6">http://localhost:8080/SOSCalendar/webresources</text:span><text:span text:style-name="T2">/</text:span><text:span text:style-name="T4">calendars</text:span>/{id_usu}</text:p>
          </table:table-cell>
        </table:table-row>
        <table:table-row>
          <table:table-cell table:style-name="Tabla21.A1" office:value-type="float" office:value="0">
            <text:p text:style-name="P40"><text:span text:style-name="T5">Método</text:span></text:p>
          </table:table-cell>
          <table:table-cell table:style-name="Tabla21.B2" office:value-type="string">
            <text:p text:style-name="P30"><text:span text:style-name="T10">POST</text:span></text:p>
          </table:table-cell>
        </table:table-row>
        <table:table-row>
          <table:table-cell table:style-name="Tabla21.A1" office:value-type="float" office:value="0">
            <text:p text:style-name="P40"><text:span text:style-name="T5">Cuerpo petición</text:span></text:p>
          </table:table-cell>
          <table:table-cell table:style-name="Tabla21.B3" office:value-type="string">
            <text:p text:style-name="P34"><text:span text:style-name="T8">{{{DATOS}}}}</text:span></text:p>
          </table:table-cell>
        </table:table-row>
        <table:table-row>
          <table:table-cell table:style-name="Tabla21.A4" office:value-type="float" office:value="0">
            <text:p text:style-name="P40"><text:span text:style-name="T5">Devuelve</text:span></text:p>
          </table:table-cell>
          <table:table-cell table:style-name="Tabla21.B4" office:value-type="float" office:value="0">
            <table:table table:name="Tabla22" table:style-name="Tabla22">
              <table:table-column table:style-name="Tabla22.A"/>
              <table:table-column table:style-name="Tabla22.B"/>
              <table:table-row>
                <table:table-cell table:style-name="Tabla22.A1" office:value-type="string">
                  <text:p text:style-name="P23"><text:span text:style-name="T8">20</text:span><text:span text:style-name="T10">1</text:span></text:p>
                </table:table-cell>
                <table:table-cell table:style-name="Tabla22.B1" office:value-type="string">
                  <text:p text:style-name="P23"><text:span text:style-name="T10">Created + Location con url del nuevo calendario</text:span></text:p>
                </table:table-cell>
              </table:table-row>
              <table:table-row>
                <table:table-cell table:style-name="Tabla22.A2" office:value-type="string">
                  <text:p text:style-name="P23"><text:span text:style-name="T8">404</text:span></text:p>
                </table:table-cell>
                <table:table-cell table:style-name="Tabla22.B2" office:value-type="string">
                  <text:p text:style-name="P23"><text:span text:style-name="T7">Not found (si no existe el usuario </text:span><text:span text:style-name="T8">o </text:span><text:span text:style-name="T10">calendario</text:span><text:span text:style-name="T8">)</text:span></text:p>
                </table:table-cell>
              </table:table-row>
              <table:table-row>
                <table:table-cell table:style-name="Tabla22.A2" office:value-type="string">
                  <text:p text:style-name="P23"><text:span text:style-name="T10">409</text:span></text:p>
                </table:table-cell>
                <table:table-cell table:style-name="Tabla22.B2" office:value-type="string">
                  <text:p text:style-name="P23"><text:span text:style-name="T10">Conflict (si ya hay un calendario con ese nombre) + Location con la ruta de ese calendario</text:span></text:p>
                </table:table-cell>
              </table:table-row>
            </table:table>
            <text:p text:style-name="P34"/>
          </table:table-cell>
        </table:table-row>
      </table:table>
      <text:p text:style-name="P3"><text:span text:style-name="T1"/></text:p>
      <text:p text:style-name="P2"/>
      <text:p text:style-name="P2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float" office:value="0">
            <text:p text:style-name="P10"><text:span text:style-name="T5">URI</text:span></text:p>
          </table:table-cell>
          <table:table-cell table:style-name="Tabla23.B1" office:value-type="float" office:value="0">
            <text:p text:style-name="P8"><text:span text:style-name="T6">http://localhost:8080/SOSCalendar/webresources</text:span><text:span text:style-name="T2">/</text:span><text:span text:style-name="T4">calendars</text:span>/{id_usu}</text:p>
          </table:table-cell>
        </table:table-row>
        <table:table-row>
          <table:table-cell table:style-name="Tabla23.A1" office:value-type="float" office:value="0">
            <text:p text:style-name="P36"><text:span text:style-name="T5">Método</text:span></text:p>
          </table:table-cell>
          <table:table-cell table:style-name="Tabla23.B2" office:value-type="string">
            <text:p text:style-name="P30"><text:span text:style-name="T5">GET</text:span></text:p>
          </table:table-cell>
        </table:table-row>
        <table:table-row>
          <table:table-cell table:style-name="Tabla23.A3" office:value-type="float" office:value="0">
            <text:p text:style-name="P44"><text:span text:style-name="T5">Devuelve</text:span></text:p>
          </table:table-cell>
          <table:table-cell table:style-name="Tabla23.B3" office:value-type="float" office:value="0">
            <table:table table:name="Tabla25" table:style-name="Tabla25">
              <table:table-column table:style-name="Tabla25.A"/>
              <table:table-column table:style-name="Tabla25.B"/>
              <table:table-row>
                <table:table-cell table:style-name="Tabla25.A1" office:value-type="string">
                  <text:p text:style-name="P23"><text:span text:style-name="T7">200</text:span></text:p>
                </table:table-cell>
                <table:table-cell table:style-name="Tabla25.B1" office:value-type="string">
                  <text:p text:style-name="P23"><text:span text:style-name="T7">OK + {{{{DATOS}}}}}</text:span></text:p>
                </table:table-cell>
              </table:table-row>
              <table:table-row>
                <table:table-cell table:style-name="Tabla25.A2" office:value-type="string">
                  <text:p text:style-name="P23"><text:span text:style-name="T7">204</text:span></text:p>
                </table:table-cell>
                <table:table-cell table:style-name="Tabla25.B2" office:value-type="string">
                  <text:p text:style-name="P23"><text:span text:style-name="T7">No content (si el usuario no tiene </text:span><text:span text:style-name="T10">calendarios</text:span><text:span text:style-name="T7">)</text:span></text:p>
                </table:table-cell>
              </table:table-row>
              <table:table-row>
                <table:table-cell table:style-name="Tabla25.A2" office:value-type="string">
                  <text:p text:style-name="P23"><text:span text:style-name="T7">404</text:span></text:p>
                </table:table-cell>
                <table:table-cell table:style-name="Tabla25.B2" office:value-type="string">
                  <text:p text:style-name="P23"><text:span text:style-name="T7">Not found (si no existe el usuario)</text:span></text:p>
                </table:table-cell>
              </table:table-row>
            </table:table>
            <text:p text:style-name="P34"/>
          </table:table-cell>
        </table:table-row>
      </table:table>
      <text:p text:style-name="P3"/>
      <text:p text:style-name="P2"/>
      <text:p text:style-name="P2"/>
      <text:p text:style-name="P2"/>
      <text:p text:style-name="P2"/>
      <text:p text:style-name="P2"/>
      <table:table table:name="Tabla24" table:style-name="Tabla24">
        <table:table-column table:style-name="Tabla24.A"/>
        <table:table-column table:style-name="Tabla24.B"/>
        <text:soft-page-break/>
        <table:table-row>
          <table:table-cell table:style-name="Tabla24.A1" office:value-type="float" office:value="0">
            <text:p text:style-name="P12"><text:span text:style-name="T5">URI</text:span></text:p>
          </table:table-cell>
          <table:table-cell table:style-name="Tabla24.B1" office:value-type="float" office:value="0">
            <text:p text:style-name="P8"><text:span text:style-name="T6">http://localhost:8080/SOSCalendar/webresources</text:span><text:span text:style-name="T2">/</text:span><text:span text:style-name="T4">calendars</text:span>/{id_usu}/<text:span text:style-name="T10">{id_calen}/dates</text:span></text:p>
          </table:table-cell>
        </table:table-row>
        <table:table-row>
          <table:table-cell table:style-name="Tabla24.A1" office:value-type="float" office:value="0">
            <text:p text:style-name="P40"><text:span text:style-name="T5">Método</text:span></text:p>
          </table:table-cell>
          <table:table-cell table:style-name="Tabla24.B2" office:value-type="string">
            <text:p text:style-name="P30"><text:span text:style-name="T10">POST</text:span></text:p>
          </table:table-cell>
        </table:table-row>
        <table:table-row>
          <table:table-cell table:style-name="Tabla24.A1" office:value-type="float" office:value="0">
            <text:p text:style-name="P40"><text:span text:style-name="T5">Cuerpo petición</text:span></text:p>
          </table:table-cell>
          <table:table-cell table:style-name="Tabla24.B3" office:value-type="string">
            <text:p text:style-name="P34"><text:span text:style-name="T8">{{{DATOS}}}}</text:span></text:p>
          </table:table-cell>
        </table:table-row>
        <table:table-row>
          <table:table-cell table:style-name="Tabla24.A4" office:value-type="float" office:value="0">
            <text:p text:style-name="P40"><text:span text:style-name="T5">Devuelve</text:span></text:p>
          </table:table-cell>
          <table:table-cell table:style-name="Tabla24.B4" office:value-type="float" office:value="0">
            <table:table table:name="Tabla26" table:style-name="Tabla26">
              <table:table-column table:style-name="Tabla26.A"/>
              <table:table-column table:style-name="Tabla26.B"/>
              <table:table-row>
                <table:table-cell table:style-name="Tabla26.A1" office:value-type="string">
                  <text:p text:style-name="P23"><text:span text:style-name="T8">20</text:span><text:span text:style-name="T10">1</text:span></text:p>
                </table:table-cell>
                <table:table-cell table:style-name="Tabla26.B1" office:value-type="string">
                  <text:p text:style-name="P23"><text:span text:style-name="T10">Created + Location con url del nuevo calendario</text:span></text:p>
                </table:table-cell>
              </table:table-row>
              <table:table-row>
                <table:table-cell table:style-name="Tabla26.A2" office:value-type="string">
                  <text:p text:style-name="P23"><text:span text:style-name="T8">404</text:span></text:p>
                </table:table-cell>
                <table:table-cell table:style-name="Tabla26.B2" office:value-type="string">
                  <text:p text:style-name="P23"><text:span text:style-name="T7">Not found (si no existe el usuario </text:span><text:span text:style-name="T8">o </text:span><text:span text:style-name="T10">calendario</text:span><text:span text:style-name="T8">)</text:span></text:p>
                </table:table-cell>
              </table:table-row>
            </table:table>
            <text:p text:style-name="P34"/>
          </table:table-cell>
        </table:table-row>
      </table:table>
      <text:p text:style-name="P3"/>
      <text:p text:style-name="P3"><text:bookmark-start text:name="__DdeLink__5_1911363629"/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float" office:value="0">
            <text:p text:style-name="P15"><text:span text:style-name="T5">URI</text:span></text:p>
          </table:table-cell>
          <table:table-cell table:style-name="Tabla4.B1" office:value-type="float" office:value="0">
            <text:p text:style-name="P6"><text:span text:style-name="T6">http://localhost:8080/SOSCalendar/webresources</text:span><text:span text:style-name="T2">/</text:span>dates/{id_usu}/{id_date}</text:p>
          </table:table-cell>
        </table:table-row>
        <table:table-row>
          <table:table-cell table:style-name="Tabla4.A1" office:value-type="float" office:value="0">
            <text:p text:style-name="P43"><text:span text:style-name="T5">Método</text:span></text:p>
          </table:table-cell>
          <table:table-cell table:style-name="Tabla4.B2" office:value-type="string">
            <text:p text:style-name="P29"><text:span text:style-name="T8">GET</text:span></text:p>
          </table:table-cell>
        </table:table-row>
        <table:table-row>
          <table:table-cell table:style-name="Tabla4.A3" office:value-type="float" office:value="0">
            <text:p text:style-name="P43"><text:span text:style-name="T5">Devuelve</text:span></text:p>
          </table:table-cell>
          <table:table-cell table:style-name="Tabla4.B3" office:value-type="float" office:value="0">
            <table:table table:name="Tabla10" table:style-name="Tabla10">
              <table:table-column table:style-name="Tabla10.A"/>
              <table:table-column table:style-name="Tabla10.B"/>
              <table:table-row>
                <table:table-cell table:style-name="Tabla10.A1" office:value-type="string">
                  <text:p text:style-name="P22"><text:span text:style-name="T8">200</text:span></text:p>
                </table:table-cell>
                <table:table-cell table:style-name="Tabla10.B1" office:value-type="string">
                  <text:p text:style-name="P22"><text:span text:style-name="T7">OK + {{{{DATOS}}}}}</text:span></text:p>
                </table:table-cell>
              </table:table-row>
              <table:table-row>
                <table:table-cell table:style-name="Tabla10.A2" office:value-type="string">
                  <text:p text:style-name="P22"><text:span text:style-name="T8">404</text:span></text:p>
                </table:table-cell>
                <table:table-cell table:style-name="Tabla10.B2" office:value-type="string">
                  <text:p text:style-name="P22"><text:span text:style-name="T7">Not found (si no existe el usuario </text:span><text:span text:style-name="T10">o cita</text:span><text:span text:style-name="T8">)</text:span></text:p>
                </table:table-cell>
              </table:table-row>
            </table:table>
            <text:p text:style-name="P37"/>
          </table:table-cell>
        </table:table-row>
      </table:table>
      <text:p text:style-name="P2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float" office:value="0">
            <text:p text:style-name="P11"><text:span text:style-name="T5">URI</text:span></text:p>
          </table:table-cell>
          <table:table-cell table:style-name="Tabla2.B1" office:value-type="float" office:value="0">
            <text:p text:style-name="P5"><text:span text:style-name="T6">http://localhost:8080/SOSCalendar/webresources</text:span><text:span text:style-name="T2">/</text:span>dates/{id_usu}/{id_date}</text:p>
          </table:table-cell>
        </table:table-row>
        <table:table-row>
          <table:table-cell table:style-name="Tabla2.A1" office:value-type="float" office:value="0">
            <text:p text:style-name="P39"><text:span text:style-name="T5">Método</text:span></text:p>
          </table:table-cell>
          <table:table-cell table:style-name="Tabla2.B2" office:value-type="string">
            <text:p text:style-name="P28"><text:span text:style-name="T5">PUT</text:span></text:p>
          </table:table-cell>
        </table:table-row>
        <table:table-row>
          <table:table-cell table:style-name="Tabla2.A1" office:value-type="float" office:value="0">
            <text:p text:style-name="P39"><text:span text:style-name="T5">Cuerpo petición</text:span></text:p>
          </table:table-cell>
          <table:table-cell table:style-name="Tabla2.B3" office:value-type="string">
            <text:p text:style-name="P33"><text:span text:style-name="T8">{{{DATOS}}}}</text:span></text:p>
          </table:table-cell>
        </table:table-row>
        <table:table-row>
          <table:table-cell table:style-name="Tabla2.A4" office:value-type="float" office:value="0">
            <text:p text:style-name="P39"><text:span text:style-name="T5">Devuelve</text:span></text:p>
          </table:table-cell>
          <table:table-cell table:style-name="Tabla2.B4" office:value-type="float" office:value="0">
            <table:table table:name="Tabla12" table:style-name="Tabla12">
              <table:table-column table:style-name="Tabla12.A"/>
              <table:table-column table:style-name="Tabla12.B"/>
              <table:table-row>
                <table:table-cell table:style-name="Tabla12.A1" office:value-type="string">
                  <text:p text:style-name="P22"><text:span text:style-name="T8">200</text:span></text:p>
                </table:table-cell>
                <table:table-cell table:style-name="Tabla12.B1" office:value-type="string">
                  <text:p text:style-name="P22"><text:span text:style-name="T7">OK</text:span></text:p>
                </table:table-cell>
              </table:table-row>
              <table:table-row>
                <table:table-cell table:style-name="Tabla12.A2" office:value-type="string">
                  <text:p text:style-name="P22"><text:span text:style-name="T8">404</text:span></text:p>
                </table:table-cell>
                <table:table-cell table:style-name="Tabla12.B2" office:value-type="string">
                  <text:p text:style-name="P22"><text:span text:style-name="T7">Not found (si no existe el usuario </text:span><text:span text:style-name="T8">o cita)</text:span></text:p>
                </table:table-cell>
              </table:table-row>
            </table:table>
            <text:p text:style-name="P31"/>
          </table:table-cell>
        </table:table-row>
      </table:table>
      <text:p text:style-name="P1"><text:span text:style-name="T1"/></text:p>
      <text:p text:style-name="P1"><text:span text:style-name="T1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<text:span text:style-name="T5">URI</text:span></text:p>
          </table:table-cell>
          <table:table-cell table:style-name="Tabla1.B1" office:value-type="float" office:value="0">
            <text:p text:style-name="P6"><text:span text:style-name="T6">http://localhost:8080/SOSCalendar/webresources</text:span><text:span text:style-name="T2">/</text:span>dates/{id_usu}/{id_date}</text:p>
          </table:table-cell>
        </table:table-row>
        <table:table-row>
          <table:table-cell table:style-name="Tabla1.A1" office:value-type="float" office:value="0">
            <text:p text:style-name="P41"><text:span text:style-name="T5">Método</text:span></text:p>
          </table:table-cell>
          <table:table-cell table:style-name="Tabla1.B2" office:value-type="string">
            <text:p text:style-name="P28"><text:span text:style-name="T5">DELETE</text:span></text:p>
          </table:table-cell>
        </table:table-row>
        <table:table-row>
          <table:table-cell table:style-name="Tabla1.A3" office:value-type="float" office:value="0">
            <text:p text:style-name="P41"><text:span text:style-name="T5">Devuelve</text:span></text:p>
          </table:table-cell>
          <table:table-cell table:style-name="Tabla1.B3" office:value-type="float" office:value="0">
            <table:table table:name="Tabla11" table:style-name="Tabla11">
              <table:table-column table:style-name="Tabla11.A"/>
              <table:table-column table:style-name="Tabla11.B"/>
              <table:table-row>
                <table:table-cell table:style-name="Tabla11.A1" office:value-type="string">
                  <text:p text:style-name="P22"><text:span text:style-name="T8">200</text:span></text:p>
                </table:table-cell>
                <table:table-cell table:style-name="Tabla11.B1" office:value-type="string">
                  <text:p text:style-name="P22"><text:span text:style-name="T7">OK</text:span></text:p>
                </table:table-cell>
              </table:table-row>
              <table:table-row>
                <table:table-cell table:style-name="Tabla11.A2" office:value-type="string">
                  <text:p text:style-name="P22"><text:span text:style-name="T8">404</text:span></text:p>
                </table:table-cell>
                <table:table-cell table:style-name="Tabla11.B2" office:value-type="string">
                  <text:p text:style-name="P22"><text:span text:style-name="T7">Not found (si no existe el usuario </text:span><text:span text:style-name="T8">o cita, puede haber sido ya borrada)</text:span></text:p>
                </table:table-cell>
              </table:table-row>
            </table:table>
            <text:p text:style-name="P32"/>
          </table:table-cell>
        </table:table-row>
      </table:table>
      <text:p text:style-name="P2"><text:bookmark-end text:name="__DdeLink__5_1911363629"/>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float" office:value="0">
            <text:p text:style-name="P9"><text:span text:style-name="T5">URI</text:span></text:p>
          </table:table-cell>
          <table:table-cell table:style-name="Tabla3.B1" office:value-type="float" office:value="0">
            <text:p text:style-name="P6"><text:span text:style-name="T6">http://localhost:8080/SOSCalendar/webresources</text:span><text:span text:style-name="T2">/</text:span>dates/{id_usu}</text:p>
          </table:table-cell>
        </table:table-row>
        <table:table-row>
          <table:table-cell table:style-name="Tabla3.A1" office:value-type="float" office:value="0">
            <text:p text:style-name="P35"><text:span text:style-name="T5">Método</text:span></text:p>
          </table:table-cell>
          <table:table-cell table:style-name="Tabla3.B2" office:value-type="string">
            <text:p text:style-name="P28"><text:span text:style-name="T5">GET</text:span></text:p>
          </table:table-cell>
        </table:table-row>
        <table:table-row table:style-name="Tabla3.3">
          <table:table-cell table:style-name="Tabla3.A1" office:value-type="float" office:value="0">
            <text:p text:style-name="P35"><text:span text:style-name="T5">Cadena consulta</text:span></text:p>
          </table:table-cell>
          <table:table-cell table:style-name="Tabla3.B3" office:value-type="float" office:value="0">
            <table:table table:name="Tabla8" table:style-name="Tabla8">
              <table:table-column table:style-name="Tabla8.A"/>
              <table:table-column table:style-name="Tabla8.B"/>
              <table:table-row>
                <table:table-cell table:style-name="Tabla8.A1" office:value-type="string">
                  <text:p text:style-name="P20"><text:span text:style-name="T5">max=</text:span></text:p>
                </table:table-cell>
                <table:table-cell table:style-name="Tabla8.B1" office:value-type="string">
                  <text:p text:style-name="P24"><text:span text:style-name="T5">Número mayor que 0 que indica el máximo de resultados a obtener</text:span></text:p>
                </table:table-cell>
              </table:table-row>
              <table:table-row>
                <table:table-cell table:style-name="Tabla8.A2" office:value-type="string">
                  <text:p text:style-name="P20"><text:span text:style-name="T5">from_date=</text:span></text:p>
                </table:table-cell>
                <table:table-cell table:style-name="Tabla8.B2" office:value-type="string">
                  <text:p text:style-name="P24"><text:span text:style-name="T7">F</text:span><text:span text:style-name="T5">echa (y hora) desde la que obtener citas. Debe seguir el formato “yyyy-MM-dd HH:mm”</text:span></text:p>
                </table:table-cell>
              </table:table-row>
              <table:table-row>
                <table:table-cell table:style-name="Tabla8.A2" office:value-type="string">
                  <text:p text:style-name="P20"><text:span text:style-name="T7">to</text:span><text:span text:style-name="T5">_date=</text:span></text:p>
                </table:table-cell>
                <table:table-cell table:style-name="Tabla8.B2" office:value-type="string">
                  <text:p text:style-name="P24"><text:span text:style-name="T7">F</text:span><text:span text:style-name="T5">echa (y hora) </text:span><text:span text:style-name="T7">hasta</text:span><text:span text:style-name="T5"> la que obtener citas. Debe seguir el formato “yyyy-MM-dd HH:mm”</text:span></text:p>
                </table:table-cell>
              </table:table-row>
              <table:table-row>
                <table:table-cell table:style-name="Tabla8.A2" office:value-type="string">
                  <text:p text:style-name="P21"><text:span text:style-name="T7">calendar=</text:span></text:p>
                </table:table-cell>
                <table:table-cell table:style-name="Tabla8.B2" office:value-type="string">
                  <text:p text:style-name="P25"><text:span text:style-name="T7">Entero con el ID de calendario por el que filtrar. Debe ser mayor que 0.</text:span></text:p>
                </table:table-cell>
              </table:table-row>
            </table:table>
            <text:p text:style-name="P37"/>
          </table:table-cell>
        </table:table-row>
        <table:table-row>
          <table:table-cell table:style-name="Tabla3.A4" office:value-type="float" office:value="0">
            <text:p text:style-name="P43"><text:span text:style-name="T5">Devuelve</text:span></text:p>
          </table:table-cell>
          <table:table-cell table:style-name="Tabla3.B4" office:value-type="float" office:value="0">
            <table:table table:name="Tabla9" table:style-name="Tabla9">
              <table:table-column table:style-name="Tabla9.A"/>
              <table:table-column table:style-name="Tabla9.B"/>
              <table:table-row>
                <table:table-cell table:style-name="Tabla9.A1" office:value-type="string">
                  <text:p text:style-name="P21"><text:span text:style-name="T7">200</text:span></text:p>
                </table:table-cell>
                <table:table-cell table:style-name="Tabla9.B1" office:value-type="string">
                  <text:p text:style-name="P21"><text:span text:style-name="T7">OK + {{{{DATOS}}}}}</text:span></text:p>
                </table:table-cell>
              </table:table-row>
              <table:table-row>
                <table:table-cell table:style-name="Tabla9.A2" office:value-type="string">
                  <text:p text:style-name="P21"><text:span text:style-name="T7">204</text:span></text:p>
                </table:table-cell>
                <table:table-cell table:style-name="Tabla9.B2" office:value-type="string">
                  <text:p text:style-name="P21"><text:span text:style-name="T7">No content (si el usuario no tiene citas)</text:span></text:p>
                </table:table-cell>
              </table:table-row>
              <table:table-row>
                <table:table-cell table:style-name="Tabla9.A2" office:value-type="string">
                  <text:p text:style-name="P21"><text:span text:style-name="T7">404</text:span></text:p>
                </table:table-cell>
                <table:table-cell table:style-name="Tabla9.B2" office:value-type="string">
                  <text:p text:style-name="P21"><text:span text:style-name="T7">Not found (si no existe el usuario)</text:span></text:p>
                </table:table-cell>
              </table:table-row>
            </table:table>
            <text:p text:style-name="P32"/>
          </table:table-cell>
        </table:table-row>
      </table:table>
      <text:p text:style-name="P2"><text:soft-page-break/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float" office:value="0">
            <text:p text:style-name="P17"><text:span text:style-name="T5">URI</text:span></text:p>
          </table:table-cell>
          <table:table-cell table:style-name="Tabla5.B1" office:value-type="float" office:value="0">
            <text:p text:style-name="P7"><text:span text:style-name="T6">http://localhost:8080/SOSCalendar/webresources</text:span><text:span text:style-name="T2">/dates</text:span><text:span text:style-name="T3">count</text:span><text:span text:style-name="T2">/{id_usu}</text:span></text:p>
          </table:table-cell>
        </table:table-row>
        <table:table-row>
          <table:table-cell table:style-name="Tabla5.A1" office:value-type="float" office:value="0">
            <text:p text:style-name="P45"><text:span text:style-name="T5">Método</text:span></text:p>
          </table:table-cell>
          <table:table-cell table:style-name="Tabla5.B2" office:value-type="string">
            <text:p text:style-name="P29"><text:span text:style-name="T8">GET</text:span></text:p>
          </table:table-cell>
        </table:table-row>
        <table:table-row>
          <table:table-cell table:style-name="Tabla5.A1" office:value-type="float" office:value="0">
            <text:p text:style-name="P46"><text:span text:style-name="T8">Cadena consulta</text:span></text:p>
          </table:table-cell>
          <table:table-cell table:style-name="Tabla5.B3" office:value-type="float" office:value="0">
            <table:table table:name="Tabla13" table:style-name="Tabla13">
              <table:table-column table:style-name="Tabla13.A"/>
              <table:table-column table:style-name="Tabla13.B"/>
              <table:table-row table:style-name="Tabla13.1">
                <table:table-cell table:style-name="Tabla13.A1" office:value-type="string">
                  <text:p text:style-name="P22"><text:span text:style-name="T8">period=</text:span></text:p>
                </table:table-cell>
                <table:table-cell table:style-name="Tabla13.B1" office:value-type="string">
                  <text:p text:style-name="P26"><text:span text:style-name="T8">Cadena que indica en qué periodo se quiere hacer la cuenta. Puede ser </text:span><text:span text:style-name="T9">day</text:span><text:span text:style-name="T8">, para contar el número de citas que hay en el día actual; </text:span><text:span text:style-name="T9">week</text:span><text:span text:style-name="T8">, para la semana actual; </text:span><text:span text:style-name="T9">month</text:span><text:span text:style-name="T8">, para el mes y </text:span><text:span text:style-name="T9">year</text:span><text:span text:style-name="T8"> para el año.</text:span></text:p>
                </table:table-cell>
              </table:table-row>
            </table:table>
            <text:p text:style-name="P32"/>
          </table:table-cell>
        </table:table-row>
        <table:table-row>
          <table:table-cell table:style-name="Tabla5.A4" office:value-type="float" office:value="0">
            <text:p text:style-name="P45"><text:span text:style-name="T5">Devuelve</text:span></text:p>
          </table:table-cell>
          <table:table-cell table:style-name="Tabla5.B4" office:value-type="float" office:value="0">
            <table:table table:name="Tabla14" table:style-name="Tabla14">
              <table:table-column table:style-name="Tabla14.A"/>
              <table:table-column table:style-name="Tabla14.B"/>
              <table:table-row>
                <table:table-cell table:style-name="Tabla14.A1" office:value-type="string">
                  <text:p text:style-name="P22"><text:span text:style-name="T8">200</text:span></text:p>
                </table:table-cell>
                <table:table-cell table:style-name="Tabla14.B1" office:value-type="string">
                  <text:p text:style-name="P22"><text:span text:style-name="T7">OK + </text:span><text:span text:style-name="T8">Texto plano con el número de citas.</text:span></text:p>
                </table:table-cell>
              </table:table-row>
              <table:table-row>
                <table:table-cell table:style-name="Tabla14.A2" office:value-type="string">
                  <text:p text:style-name="P22"><text:span text:style-name="T8">404</text:span></text:p>
                </table:table-cell>
                <table:table-cell table:style-name="Tabla14.B2" office:value-type="string">
                  <text:p text:style-name="P22"><text:span text:style-name="T7">Not found (si no existe el usuario</text:span><text:span text:style-name="T8">)</text:span></text:p>
                </table:table-cell>
              </table:table-row>
            </table:table>
            <text:p text:style-name="P32"/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5T17:19:51</meta:creation-date>
    <dc:date>2013-05-15T18:28:19</dc:date>
    <meta:editing-duration>PT37M16S</meta:editing-duration>
    <meta:editing-cycles>2</meta:editing-cycles>
    <meta:generator>LibreOffice/3.6$Linux_X86_64 LibreOffice_project/360m1$Build-2</meta:generator>
    <meta:document-statistic meta:table-count="24" meta:image-count="0" meta:object-count="0" meta:page-count="3" meta:paragraph-count="125" meta:word-count="373" meta:character-count="2684" meta:non-whitespace-character-count="2436"/>
  </office:meta>
</office:document-meta>
</file>